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 style:data-style-name="N129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3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cel_20_Built-in_20_Excel_20_Built-in_20_Normal_20_10_20_3" style:data-style-name="N13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Excel_20_Built-in_20_Excel_20_Built-in_20_Normal_20_10_20_3" style:data-style-name="N13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Excel_20_Built-in_20_Excel_20_Built-in_20_Normal_20_10_20_3" style:data-style-name="N13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Excel_20_Built-in_20_Excel_20_Built-in_20_Normal_20_10_20_3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1024" table:default-cell-style-name="ce6"/>
        <table:table-row table:style-name="ro2">
          <table:table-cell table:style-name="ce2" office:value-type="string" calcext:value-type="string">
            <text:p>Provider Level Data</text:p>
          </table:table-cell>
          <table:table-cell table:style-name="ce7" table:number-columns-repeated="2"/>
          <table:table-cell table:style-name="Default" table:number-columns-repeated="2"/>
          <table:table-cell table:style-name="ce10" office:value-type="string" office:string-value="The number of completed pathways by week since referral" calcext:value-type="string" table:number-columns-spanned="54" table:number-rows-spanned="1">
            <text:p>The number of completed pathways by week since referral </text:p>
          </table:table-cell>
          <table:covered-table-cell table:number-columns-repeated="53" table:style-name="ce10"/>
          <table:table-cell table:style-name="ce12" table:number-columns-repeated="3"/>
          <table:table-cell table:style-name="Default" table:number-columns-repeated="3"/>
          <table:table-cell table:number-columns-repeated="959"/>
        </table:table-row>
        <table:table-row table:style-name="ro3">
          <table:table-cell table:style-name="ce3" office:value-type="string" calcext:value-type="string">
            <text:p>Period</text:p>
          </table:table-cell>
          <table:table-cell table:style-name="ce8" office:value-type="string" calcext:value-type="string">
            <text:p>Provider Code</text:p>
          </table:table-cell>
          <table:table-cell table:style-name="ce8" office:value-type="string" calcext:value-type="string">
            <text:p>Provider Name</text:p>
          </table:table-cell>
          <table:table-cell table:style-name="ce8" office:value-type="string" calcext:value-type="string">
            <text:p>Treatment Function Code</text:p>
          </table:table-cell>
          <table:table-cell table:style-name="ce8" office:value-type="string" calcext:value-type="string">
            <text:p>Treatment Function</text:p>
          </table:table-cell>
          <table:table-cell table:style-name="ce11" office:value-type="string" office:string-value="&gt;0-1" calcext:value-type="string">
            <text:p>&gt;0-1 </text:p>
          </table:table-cell>
          <table:table-cell table:style-name="ce11" office:value-type="string" office:string-value="&gt;1-2" calcext:value-type="string">
            <text:p>&gt;1-2 </text:p>
          </table:table-cell>
          <table:table-cell table:style-name="ce11" office:value-type="string" office:string-value="&gt;2-3" calcext:value-type="string">
            <text:p>&gt;2-3 </text:p>
          </table:table-cell>
          <table:table-cell table:style-name="ce11" office:value-type="string" office:string-value="&gt;3-4" calcext:value-type="string">
            <text:p>&gt;3-4 </text:p>
          </table:table-cell>
          <table:table-cell table:style-name="ce11" office:value-type="string" office:string-value="&gt;4-5" calcext:value-type="string">
            <text:p>&gt;4-5 </text:p>
          </table:table-cell>
          <table:table-cell table:style-name="ce11" office:value-type="string" office:string-value="&gt;5-6" calcext:value-type="string">
            <text:p>&gt;5-6 </text:p>
          </table:table-cell>
          <table:table-cell table:style-name="ce11" office:value-type="string" office:string-value="&gt;6-7" calcext:value-type="string">
            <text:p>&gt;6-7 </text:p>
          </table:table-cell>
          <table:table-cell table:style-name="ce11" office:value-type="string" office:string-value="&gt;7-8" calcext:value-type="string">
            <text:p>&gt;7-8 </text:p>
          </table:table-cell>
          <table:table-cell table:style-name="ce11" office:value-type="string" office:string-value="&gt;8-9" calcext:value-type="string">
            <text:p>&gt;8-9 </text:p>
          </table:table-cell>
          <table:table-cell table:style-name="ce11" office:value-type="string" office:string-value="&gt;9-10" calcext:value-type="string">
            <text:p>&gt;9-10 </text:p>
          </table:table-cell>
          <table:table-cell table:style-name="ce11" office:value-type="string" office:string-value="&gt;10-11" calcext:value-type="string">
            <text:p>&gt;10-11 </text:p>
          </table:table-cell>
          <table:table-cell table:style-name="ce11" office:value-type="string" office:string-value="&gt;11-12" calcext:value-type="string">
            <text:p>&gt;11-12 </text:p>
          </table:table-cell>
          <table:table-cell table:style-name="ce11" office:value-type="string" office:string-value="&gt;12-13" calcext:value-type="string">
            <text:p>&gt;12-13 </text:p>
          </table:table-cell>
          <table:table-cell table:style-name="ce11" office:value-type="string" office:string-value="&gt;13-14" calcext:value-type="string">
            <text:p>&gt;13-14 </text:p>
          </table:table-cell>
          <table:table-cell table:style-name="ce11" office:value-type="string" office:string-value="&gt;14-15" calcext:value-type="string">
            <text:p>&gt;14-15 </text:p>
          </table:table-cell>
          <table:table-cell table:style-name="ce11" office:value-type="string" office:string-value="&gt;15-16" calcext:value-type="string">
            <text:p>&gt;15-16 </text:p>
          </table:table-cell>
          <table:table-cell table:style-name="ce11" office:value-type="string" office:string-value="&gt;16-17" calcext:value-type="string">
            <text:p>&gt;16-17 </text:p>
          </table:table-cell>
          <table:table-cell table:style-name="ce11" office:value-type="string" office:string-value="&gt;17-18" calcext:value-type="string">
            <text:p>&gt;17-18 </text:p>
          </table:table-cell>
          <table:table-cell table:style-name="ce11" office:value-type="string" office:string-value="&gt;18-19" calcext:value-type="string">
            <text:p>&gt;18-19 </text:p>
          </table:table-cell>
          <table:table-cell table:style-name="ce11" office:value-type="string" office:string-value="&gt;19-20" calcext:value-type="string">
            <text:p>&gt;19-20 </text:p>
          </table:table-cell>
          <table:table-cell table:style-name="ce11" office:value-type="string" office:string-value="&gt;20-21" calcext:value-type="string">
            <text:p>&gt;20-21 </text:p>
          </table:table-cell>
          <table:table-cell table:style-name="ce11" office:value-type="string" office:string-value="&gt;21-22" calcext:value-type="string">
            <text:p>&gt;21-22 </text:p>
          </table:table-cell>
          <table:table-cell table:style-name="ce11" office:value-type="string" office:string-value="&gt;22-23" calcext:value-type="string">
            <text:p>&gt;22-23 </text:p>
          </table:table-cell>
          <table:table-cell table:style-name="ce11" office:value-type="string" office:string-value="&gt;23-24" calcext:value-type="string">
            <text:p>&gt;23-24 </text:p>
          </table:table-cell>
          <table:table-cell table:style-name="ce11" office:value-type="string" office:string-value="&gt;24-25" calcext:value-type="string">
            <text:p>&gt;24-25 </text:p>
          </table:table-cell>
          <table:table-cell table:style-name="ce11" office:value-type="string" office:string-value="&gt;25-26" calcext:value-type="string">
            <text:p>&gt;25-26 </text:p>
          </table:table-cell>
          <table:table-cell table:style-name="ce11" office:value-type="string" office:string-value="&gt;26-27" calcext:value-type="string">
            <text:p>&gt;26-27 </text:p>
          </table:table-cell>
          <table:table-cell table:style-name="ce11" office:value-type="string" office:string-value="&gt;27-28" calcext:value-type="string">
            <text:p>&gt;27-28 </text:p>
          </table:table-cell>
          <table:table-cell table:style-name="ce11" office:value-type="string" office:string-value="&gt;28-29" calcext:value-type="string">
            <text:p>&gt;28-29 </text:p>
          </table:table-cell>
          <table:table-cell table:style-name="ce11" office:value-type="string" office:string-value="&gt;29-30" calcext:value-type="string">
            <text:p>&gt;29-30 </text:p>
          </table:table-cell>
          <table:table-cell table:style-name="ce11" office:value-type="string" office:string-value="&gt;30-31" calcext:value-type="string">
            <text:p>&gt;30-31 </text:p>
          </table:table-cell>
          <table:table-cell table:style-name="ce11" office:value-type="string" office:string-value="&gt;31-32" calcext:value-type="string">
            <text:p>&gt;31-32 </text:p>
          </table:table-cell>
          <table:table-cell table:style-name="ce11" office:value-type="string" office:string-value="&gt;32-33" calcext:value-type="string">
            <text:p>&gt;32-33 </text:p>
          </table:table-cell>
          <table:table-cell table:style-name="ce11" office:value-type="string" office:string-value="&gt;33-34" calcext:value-type="string">
            <text:p>&gt;33-34 </text:p>
          </table:table-cell>
          <table:table-cell table:style-name="ce11" office:value-type="string" office:string-value="&gt;34-35" calcext:value-type="string">
            <text:p>&gt;34-35 </text:p>
          </table:table-cell>
          <table:table-cell table:style-name="ce11" office:value-type="string" office:string-value="&gt;35-36" calcext:value-type="string">
            <text:p>&gt;35-36 </text:p>
          </table:table-cell>
          <table:table-cell table:style-name="ce11" office:value-type="string" office:string-value="&gt;36-37" calcext:value-type="string">
            <text:p>&gt;36-37 </text:p>
          </table:table-cell>
          <table:table-cell table:style-name="ce11" office:value-type="string" office:string-value="&gt;37-38" calcext:value-type="string">
            <text:p>&gt;37-38 </text:p>
          </table:table-cell>
          <table:table-cell table:style-name="ce11" office:value-type="string" office:string-value="&gt;38-39" calcext:value-type="string">
            <text:p>&gt;38-39 </text:p>
          </table:table-cell>
          <table:table-cell table:style-name="ce11" office:value-type="string" office:string-value="&gt;39-40" calcext:value-type="string">
            <text:p>&gt;39-40 </text:p>
          </table:table-cell>
          <table:table-cell table:style-name="ce11" office:value-type="string" office:string-value="&gt;40-41" calcext:value-type="string">
            <text:p>&gt;40-41 </text:p>
          </table:table-cell>
          <table:table-cell table:style-name="ce11" office:value-type="string" office:string-value="&gt;41-42" calcext:value-type="string">
            <text:p>&gt;41-42 </text:p>
          </table:table-cell>
          <table:table-cell table:style-name="ce11" office:value-type="string" office:string-value="&gt;42-43" calcext:value-type="string">
            <text:p>&gt;42-43 </text:p>
          </table:table-cell>
          <table:table-cell table:style-name="ce11" office:value-type="string" office:string-value="&gt;43-44" calcext:value-type="string">
            <text:p>&gt;43-44 </text:p>
          </table:table-cell>
          <table:table-cell table:style-name="ce11" office:value-type="string" office:string-value="&gt;44-45" calcext:value-type="string">
            <text:p>&gt;44-45 </text:p>
          </table:table-cell>
          <table:table-cell table:style-name="ce11" office:value-type="string" office:string-value="&gt;45-46" calcext:value-type="string">
            <text:p>&gt;45-46 </text:p>
          </table:table-cell>
          <table:table-cell table:style-name="ce11" office:value-type="string" office:string-value="&gt;46-47" calcext:value-type="string">
            <text:p>&gt;46-47 </text:p>
          </table:table-cell>
          <table:table-cell table:style-name="ce11" office:value-type="string" office:string-value="&gt;47-48" calcext:value-type="string">
            <text:p>&gt;47-48 </text:p>
          </table:table-cell>
          <table:table-cell table:style-name="ce11" office:value-type="string" office:string-value="&gt;48-49" calcext:value-type="string">
            <text:p>&gt;48-49 </text:p>
          </table:table-cell>
          <table:table-cell table:style-name="ce11" office:value-type="string" office:string-value="&gt;49-50" calcext:value-type="string">
            <text:p>&gt;49-50 </text:p>
          </table:table-cell>
          <table:table-cell table:style-name="ce11" office:value-type="string" office:string-value="&gt;50-51" calcext:value-type="string">
            <text:p>&gt;50-51 </text:p>
          </table:table-cell>
          <table:table-cell table:style-name="ce11" office:value-type="string" office:string-value="&gt;51-52" calcext:value-type="string">
            <text:p>&gt;51-52 </text:p>
          </table:table-cell>
          <table:table-cell table:style-name="ce11" office:value-type="string" office:string-value="52 plus" calcext:value-type="string">
            <text:p>52 plus </text:p>
          </table:table-cell>
          <table:table-cell table:style-name="ce11" office:value-type="string" office:string-value="Patients with unknown clock start date" calcext:value-type="string">
            <text:p>Patients with unknown clock start date </text:p>
          </table:table-cell>
          <table:table-cell table:style-name="ce13" office:value-type="string" calcext:value-type="string">
            <text:p>Total number of completed pathways (all)</text:p>
          </table:table-cell>
          <table:table-cell table:style-name="ce13" office:value-type="string" calcext:value-type="string">
            <text:p>Total number of completed pathways (with a known clock start)</text:p>
          </table:table-cell>
          <table:table-cell table:style-name="ce13" office:value-type="string" calcext:value-type="string">
            <text:p>Total (with a known clock start) within 18 weeks</text:p>
          </table:table-cell>
          <table:table-cell table:style-name="ce14" office:value-type="string" calcext:value-type="string">
            <text:p>% within 18 weeks</text:p>
          </table:table-cell>
          <table:table-cell table:style-name="ce15" office:value-type="string" calcext:value-type="string">
            <text:p>Average (median) waiting time (in weeks)</text:p>
          </table:table-cell>
          <table:table-cell table:style-name="ce15" office:value-type="string" calcext:value-type="string">
            <text:p>95th percentile waiting time (in weeks)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General Surgery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8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36" calcext:value-type="float">
            <text:p>136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0.94852941" calcext:value-type="float">
            <text:p>0.94852941</text:p>
          </table:table-cell>
          <table:table-cell table:style-name="ce9" office:value-type="float" office:value="13.1667" calcext:value-type="float">
            <text:p>13.1667</text:p>
          </table:table-cell>
          <table:table-cell table:style-name="ce9" office:value-type="float" office:value="18.2" calcext:value-type="float">
            <text:p>18.2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Urology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82" calcext:value-type="float">
            <text:p>182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0.89010989" calcext:value-type="float">
            <text:p>0.89010989</text:p>
          </table:table-cell>
          <table:table-cell table:style-name="ce9" office:value-type="float" office:value="6.4375" calcext:value-type="float">
            <text:p>6.4375</text:p>
          </table:table-cell>
          <table:table-cell table:style-name="ce9" office:value-type="float" office:value="23.6333" calcext:value-type="float">
            <text:p>23.6333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Trauma &amp; Orthopaedics</text:p>
          </table:table-cell>
          <table:table-cell table:style-name="ce9" office:value-type="string" calcext:value-type="string">
            <text:p>C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78" calcext:value-type="float">
            <text:p>178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0.66853932" calcext:value-type="float">
            <text:p>0.66853932</text:p>
          </table:table-cell>
          <table:table-cell table:style-name="ce9" office:value-type="float" office:value="15.875" calcext:value-type="float">
            <text:p>15.875</text:p>
          </table:table-cell>
          <table:table-cell table:style-name="ce9" office:value-type="float" office:value="26.7" calcext:value-type="float">
            <text:p>26.7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ENT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65" calcext:value-type="float">
            <text:p>165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0.61818181" calcext:value-type="float">
            <text:p>0.61818181</text:p>
          </table:table-cell>
          <table:table-cell table:style-name="ce9" office:value-type="float" office:value="10.8" calcext:value-type="float">
            <text:p>10.8</text:p>
          </table:table-cell>
          <table:table-cell table:style-name="ce9" office:value-type="float" office:value="32.625" calcext:value-type="float">
            <text:p>32.625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Ophthalmology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12" calcext:value-type="float">
            <text:p>212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0.87735849" calcext:value-type="float">
            <text:p>0.87735849</text:p>
          </table:table-cell>
          <table:table-cell table:style-name="ce9" office:value-type="float" office:value="11.0357" calcext:value-type="float">
            <text:p>11.0357</text:p>
          </table:table-cell>
          <table:table-cell table:style-name="ce9" office:value-type="float" office:value="21.4667" calcext:value-type="float">
            <text:p>21.4667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Oral Surgery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0.52577319" calcext:value-type="float">
            <text:p>0.52577319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37.15" calcext:value-type="float">
            <text:p>37.15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Neurosurgery</text:p>
          </table:table-cell>
          <table:table-cell table:style-name="ce9" office:value-type="string" calcext:value-type="string">
            <text:p>G</text:p>
          </table:table-cell>
          <table:table-cell table:number-columns-repeated="60" table:style-name="ce9" office:value-type="float" office:value="0" calcext:value-type="float">
            <text:p>0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Plastic Surgery</text:p>
          </table:table-cell>
          <table:table-cell table:style-name="ce9" office:value-type="string" calcext:value-type="string">
            <text:p>H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86" calcext:value-type="float">
            <text:p>186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0.97849462" calcext:value-type="float">
            <text:p>0.97849462</text:p>
          </table:table-cell>
          <table:table-cell table:style-name="ce9" office:value-type="float" office:value="8.59091" calcext:value-type="float">
            <text:p>8.59091</text:p>
          </table:table-cell>
          <table:table-cell table:style-name="ce9" office:value-type="float" office:value="17.5923" calcext:value-type="float">
            <text:p>17.5923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Cardiothoracic Surgery</text:p>
          </table:table-cell>
          <table:table-cell table:style-name="ce9" office:value-type="string" calcext:value-type="string">
            <text:p>I</text:p>
          </table:table-cell>
          <table:table-cell table:number-columns-repeated="60" table:style-name="ce9" office:value-type="float" office:value="0" calcext:value-type="float">
            <text:p>0</text:p>
          </table:table-cell>
          <table:table-cell table:number-columns-repeated="959"/>
        </table:table-row>
        <table:table-row table:style-name="ro5">
          <table:table-cell table:style-name="ce5" office:value-type="string" calcext:value-type="string">
            <text:p>2015-08-01</text:p>
          </table:table-cell>
          <table:table-cell table:style-name="ce9" office:value-type="string" calcext:value-type="string">
            <text:p>RAE</text:p>
          </table:table-cell>
          <table:table-cell table:style-name="ce9" office:value-type="string" calcext:value-type="string">
            <text:p>BRADFORD TEACHING HOSPITALS NHS FOUNDATION TRUST</text:p>
          </table:table-cell>
          <table:table-cell table:style-name="ce9" office:value-type="string" calcext:value-type="string">
            <text:p>General Medicine</text:p>
          </table:table-cell>
          <table:table-cell table:style-name="ce9" office:value-type="string" calcext:value-type="string">
            <text:p>J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5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2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9">
      <number:text-content/>
      <style:map style:condition="value()&gt;=0" style:apply-style-name="N129P0"/>
    </number:text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Normal_20_10_20_3" style:display-name="Excel Built-in Excel Built-in Excel Built-in Normal 10 3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7:50:10.2477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2:28:03</meta:creation-date>
    <meta:initial-creator>fingent </meta:initial-creator>
    <dc:language>en-IN</dc:language>
    <meta:editing-cycles>1</meta:editing-cycles>
    <meta:editing-duration>P0D</meta:editing-duration>
    <meta:generator>LibreOffice/4.2.8.2$Linux_X86_64 LibreOffice_project/420m0$Build-2</meta:generator>
    <dc:date>2015-11-16T17:51:19.304065100</dc:date>
    <meta:document-statistic meta:table-count="3" meta:cell-count="717" meta:object-count="0"/>
  </office:meta>
</office:document-meta>
</file>